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A0000003650C035B8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6.5cm" svg:height="18cm" svg:x="1cm" svg:y="1cm">
          <draw:image xlink:href="Pictures/10000000000005A0000003650C035B8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7T12:00:03.24</meta:creation-date>
    <dc:date>2010-01-18T13:16:05.69</dc:date>
    <meta:editing-duration>PT00H03M05S</meta:editing-duration>
    <meta:editing-cycles>3</meta:editing-cycles>
    <meta:generator>OpenOffice.org/3.0$Win32 OpenOffice.org_project/300m9$Build-9358</meta:generator>
    <meta:document-statistic meta:object-count="1"/>
    <meta:user-defined meta:name="情報 1"/>
    <meta:user-defined meta:name="情報 2"/>
    <meta:user-defined meta:name="情報 3"/>
    <meta:user-defined meta:name="情報 4"/>
  </office:meta>
</office:document-meta>
</file>